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ca2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9"/><text:span text:style-name="T1">Contiki os installization </text:span></text:p>
      <text:p text:style-name="Standard"/>
      <text:p text:style-name="Standard"/>
      <text:p text:style-name="Standard">vicky@vicky:~$ sudo apt update</text:p>
      <text:p text:style-name="Standard">[sudo] password for vicky: </text:p>
      <text:p text:style-name="Standard"/>
      <text:p text:style-name="Standard">All packages are up to date.</text:p>
      <text:p text:style-name="Standard">vicky@vicky:~$ sudo apt install git build-essential python3 python3-pip ant openjdk-11-jdk curl</text:p>
      <text:p text:style-name="Standard">Reading package lists... Done</text:p>
      <text:p text:style-name="Standard">0 upgraded, 0 newly installed, 0 to remove and 0 not upgraded.</text:p>
      <text:p text:style-name="Standard"/>
      <text:p text:style-name="Standard">vicky@vicky:~$ java -version</text:p>
      <text:p text:style-name="Standard">openjdk version "11.0.27" 2025-04-15</text:p>
      <text:p text:style-name="Standard">OpenJDK Runtime Environment (build 11.0.27+6-post-Ubuntu-0ubuntu120.04)</text:p>
      <text:p text:style-name="Standard">OpenJDK 64-Bit Server VM (build 11.0.27+6-post-Ubuntu-0ubuntu120.04, mixed mode, sharing)</text:p>
      <text:p text:style-name="Standard"/>
      <text:p text:style-name="Standard">vicky@vicky:~$ cd ~/Desktop/</text:p>
      <text:p text:style-name="Standard"/>
      <text:p text:style-name="Standard">vicky@vicky:~/Desktop$ git clone https://github.com/contiki-ng/contiki-ng.git</text:p>
      <text:p text:style-name="Standard">Cloning into 'contiki-ng'...</text:p>
      <text:p text:style-name="Standard">remote: Enumerating objects: 143789, done.</text:p>
      <text:p text:style-name="Standard"/>
      <text:p text:style-name="Standard">vicky@vicky:~/Desktop$ cd contiki-ng</text:p>
      <text:p text:style-name="Standard"/>
      <text:p text:style-name="Standard">vicky@vicky:~/Desktop/contiki-ng$ git submodule update --init --recursive</text:p>
      <text:p text:style-name="Standard"/>
      <text:p text:style-name="Standard">vicky@vicky:~/Desktop/contiki-ng$ nano ~/.bashrc</text:p>
      <text:p text:style-name="Standard"/>
      <text:p text:style-name="Standard">vicky@vicky:~/Desktop/contiki-ng$ source ~/.bashrc</text:p>
      <text:p text:style-name="Standard"/>
      <text:p text:style-name="Standard">vicky@vicky:~/Desktop/contiki-ng$ cd examples/hello-world</text:p>
      <text:p text:style-name="Standard"/>
      <text:p text:style-name="Standard"/>
      <text:p text:style-name="Standard"/>
      <text:p text:style-name="Standard"/>
      <text:p text:style-name="Standard"><text:s text:c="2"/></text:p>
      <text:p text:style-name="Standard">vicky@vicky:~/Desktop/contiki-ng/examples/hello-world$ ./build/native/hello-world.native</text:p>
      <text:p text:style-name="Standard">[WARN: Tun6 <text:s text:c="5"/>] Failed to open tun device (you may be lacking permission). Running without network.</text:p>
      <text:p text:style-name="Standard">[INFO: Main <text:s text:c="5"/>] Starting Contiki-NG-develop/v5.0-64-gc34841a9c</text:p>
      <text:p text:style-name="Standard">[INFO: Main <text:s text:c="5"/>] - Routing: RPL Lite</text:p>
      <text:p text:style-name="Standard">[INFO: Main <text:s text:c="5"/>] - Net: tun6</text:p>
      <text:p text:style-name="Standard">[INFO: Main <text:s text:c="5"/>] - MAC: nullmac</text:p>
      <text:p text:style-name="Standard">[INFO: Main <text:s text:c="5"/>] - 802.15.4 PANID: 0xabcd</text:p>
      <text:p text:style-name="Standard">[INFO: Main <text:s text:c="5"/>] - 802.15.4 Default channel: 26</text:p>
      <text:p text:style-name="Standard">[INFO: Main <text:s text:c="5"/>] Node ID: 1800</text:p>
      <text:p text:style-name="Standard">[INFO: Main <text:s text:c="5"/>] Link-layer address: 0102.0304.0506.0708</text:p>
      <text:p text:style-name="Standard">[INFO: Main <text:s text:c="5"/>] Tentative link-local IPv6 address: fe80::302:304:506:708</text:p>
      <text:p text:style-name="Standard">[INFO: Native <text:s text:c="3"/>] Added global IPv6 address fd00::302:304:506:708</text:p>
      <text:p text:style-name="Standard">Hello, world</text:p>
      <text:p text:style-name="Standard">Hello, world</text:p>
      <text:p text:style-name="Standard">Hello, world</text:p>
      <text:p text:style-name="Standard"><text:soft-page-break/>Hello, world</text:p>
      <text:p text:style-name="Standard">Hello, world</text:p>
      <text:p text:style-name="Standard">Hello, world</text:p>
      <text:p text:style-name="Standard">Hello, world</text:p>
      <text:p text:style-name="Standard">Hello, world</text:p>
      <text:p text:style-name="Standard">Hello, world</text:p>
      <text:p text:style-name="Standard">^C</text:p>
      <text:p text:style-name="Standard">vicky@vicky:~/Desktop/contiki-ng/examples/hello-world$ sudo chmod 666 /dev/net/tun</text:p>
      <text:p text:style-name="Standard">[sudo] password for vicky: </text:p>
      <text:p text:style-name="Standard">vicky@vicky:~/Desktop/contiki-ng/examples/hello-world$ sudo ./build/native/hello-world.native</text:p>
      <text:p text:style-name="Standard">opened tun device ``/dev/tun0''</text:p>
      <text:p text:style-name="Standard"/>
      <text:p text:style-name="Standard">[INFO: Main <text:s text:c="5"/>] Starting Contiki-NG-develop/v5.0-64-gc34841a9c</text:p>
      <text:p text:style-name="Standard">[INFO: Main <text:s text:c="5"/>] - Routing: RPL Lite</text:p>
      <text:p text:style-name="Standard">[INFO: Main <text:s text:c="5"/>] - Net: tun6</text:p>
      <text:p text:style-name="Standard">[INFO: Main <text:s text:c="5"/>] - MAC: nullmac</text:p>
      <text:p text:style-name="Standard">[INFO: Main <text:s text:c="5"/>] - 802.15.4 PANID: 0xabcd</text:p>
      <text:p text:style-name="Standard">[INFO: Main <text:s text:c="5"/>] - 802.15.4 Default channel: 26</text:p>
      <text:p text:style-name="Standard">[INFO: Main <text:s text:c="5"/>] Node ID: 1800</text:p>
      <text:p text:style-name="Standard">[INFO: Main <text:s text:c="5"/>] Link-layer address: 0102.0304.0506.0708</text:p>
      <text:p text:style-name="Standard">[INFO: Main <text:s text:c="5"/>] Tentative link-local IPv6 address: fe80::302:304:506:708</text:p>
      <text:p text:style-name="Standard">[INFO: Native <text:s text:c="3"/>] Added global IPv6 address fd00::302:304:506:708</text:p>
      <text:p text:style-name="Standard">Hello, world</text:p>
      <text:p text:style-name="Standard">Hello, world</text:p>
      <text:p text:style-name="Standard">Hello, world</text:p>
      <text:p text:style-name="Standard">Hello, world</text:p>
      <text:p text:style-name="Standard">^Csignal INT</text:p>
      <text:p text:style-name="Standard">vicky@vicky:~/Desktop/contiki-ng/examples/hello-world$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18:01:48.016611326</meta:creation-date>
    <dc:date>2025-07-09T15:08:23.618922298</dc:date>
    <meta:editing-duration>PT7M1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63" meta:word-count="298" meta:character-count="2627" meta:non-whitespace-character-count="2247"/>
  </office:meta>
</office:document-meta>
</file>